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Standard">
      <style:text-properties officeooo:rsid="0003227b" officeooo:paragraph-rsid="0003227b"/>
    </style:style>
    <style:style style:name="P2" style:family="paragraph" style:parent-style-name="Standard">
      <style:text-properties officeooo:rsid="00053901" officeooo:paragraph-rsid="00053901"/>
    </style:style>
    <style:style style:name="P3" style:family="paragraph" style:parent-style-name="Standard">
      <style:text-properties officeooo:rsid="0003227b" officeooo:paragraph-rsid="0003227b"/>
    </style:style>
    <style:style style:name="P4" style:family="paragraph" style:parent-style-name="Standard">
      <style:text-properties officeooo:rsid="00055872" officeooo:paragraph-rsid="00055872"/>
    </style:style>
    <style:style style:name="T1" style:family="text">
      <style:text-properties officeooo:rsid="00053901"/>
    </style:style>
    <style:style style:name="T2" style:family="text">
      <style:text-properties officeooo:rsid="00055872"/>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tab/><text:tab/><text:tab/>Email to lucas snow about the progress of the website </text:p>
      <text:p text:style-name="P1"/>
      <text:p text:style-name="P1"><text:line-break/>To Lucas Snow </text:p>
      <text:p text:style-name="P1"/>
      <text:p text:style-name="P1"/>
      <text:p text:style-name="P1">Hope this email finds you well im emailing you on behalf of our team building the website </text:p>
      <text:p text:style-name="P4">for the website plan we have designed a website that is useable for everyone as it has bright contrasting colours to help grab the attention of the user we ave also made it so that all of the pages are in line along the top of the website </text:p>
      <text:p text:style-name="P4">with text bellow it with images beside them </text:p>
      <text:p text:style-name="P1">we would <text:span text:style-name="T2">also</text:span> like to update you on the progress we have made so far </text:p>
      <text:p text:style-name="P1">- we have implemented changes to the file system and organised all of the images html and css into their respective folders</text:p>
      <text:p text:style-name="P1">- we have also added three accessibility features for the time being which are a voice over for the text to make more accessible for blind people, alt tags to add descriptions to images <text:s/>to make more accessible for blind people and finally we <text:span text:style-name="T1">have made our language set to English to make it more accessible for screen readers</text:span></text:p>
      <text:p text:style-name="P1">-<text:span text:style-name="T2">and the font we have used makes it ea</text:span></text:p>
      <text:p text:style-name="P2">we have also formatted our pages to have a similar style to make it easier for the average user.</text:p>
      <text:p text:style-name="P1"/>
      <text:p text:style-name="P1">if you would like to review the changes we have made so far the entire code is on our github </text:p>
      <text:p text:style-name="P1">kind regards -Donal , Scott , Jeremiah</text:p>
      <text:p text:style-name="P1"><text: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09T17:54:13.744606940</meta:creation-date>
    <dc:date>2024-10-16T16:16:13.684682662</dc:date>
    <meta:editing-duration>PT12M28S</meta:editing-duration>
    <meta:editing-cycles>3</meta:editing-cycles>
    <meta:generator>LibreOffice/24.2.6.2$Linux_X86_64 LibreOffice_project/420$Build-2</meta:generator>
    <meta:document-statistic meta:table-count="0" meta:image-count="0" meta:object-count="0" meta:page-count="1" meta:paragraph-count="13" meta:word-count="237" meta:character-count="1229" meta:non-whitespace-character-count="991"/>
  </office:meta>
</office:document-meta>
</file>